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309cm" style:rel-column-width="742*"/>
    </style:style>
    <style:style style:name="Tabla1.B" style:family="table-column">
      <style:table-column-properties style:column-width="7.89cm" style:rel-column-width="4473*"/>
    </style:style>
    <style:style style:name="Tabla1.C" style:family="table-column">
      <style:table-column-properties style:column-width="7.802cm" style:rel-column-width="4423*"/>
    </style:style>
    <style:style style:name="Tabla1.1" style:family="table-row">
      <style:table-row-properties style:min-row-height="0.693cm"/>
    </style:style>
    <style:style style:name="Tabla1.A1" style:family="table-cell">
      <style:table-cell-properties fo:background-color="#000000" fo:padding="0cm" fo:border="none" style:writing-mode="page">
        <style:background-image/>
      </style:table-cell-properties>
    </style:style>
    <style:style style:name="Tabla1.2" style:family="table-row">
      <style:table-row-properties style:min-row-height="4.907cm"/>
    </style:style>
    <style:style style:name="Tabla1.B2" style:family="table-cell">
      <style:table-cell-properties fo:background-color="#1ec938" fo:padding="0cm" fo:border="none" style:writing-mode="page">
        <style:background-image/>
      </style:table-cell-properties>
    </style:style>
    <style:style style:name="Tabla1.C2" style:family="table-cell">
      <style:table-cell-properties fo:background-color="#ffff00" fo:padding="0cm" fo:border="none" style:writing-mode="page">
        <style:background-image/>
      </style:table-cell-properties>
    </style:style>
    <style:style style:name="Tabla1.3" style:family="table-row">
      <style:table-row-properties style:min-row-height="5.195cm"/>
    </style:style>
    <style:style style:name="Tabla1.B3" style:family="table-cell">
      <style:table-cell-properties fo:background-color="#00acff" fo:padding="0cm" fo:border="none" style:writing-mode="page">
        <style:background-image/>
      </style:table-cell-properties>
    </style:style>
    <style:style style:name="Tabla1.C3" style:family="table-cell">
      <style:table-cell-properties fo:background-color="#c9211e" fo:padding="0cm" fo:border="none" style:writing-mode="page">
        <style:background-image/>
      </style:table-cell-properties>
    </style:style>
    <style:style style:name="P1" style:family="paragraph" style:parent-style-name="Standard">
      <style:text-properties officeooo:rsid="00162716" officeooo:paragraph-rsid="00162716"/>
    </style:style>
    <style:style style:name="P2" style:family="paragraph" style:parent-style-name="Standard">
      <style:text-properties officeooo:rsid="0018ea00" officeooo:paragraph-rsid="0018ea00"/>
    </style:style>
    <style:style style:name="P3" style:family="paragraph" style:parent-style-name="Standard">
      <style:text-properties officeooo:rsid="0016ad13" officeooo:paragraph-rsid="0016ad13"/>
    </style:style>
    <style:style style:name="P4" style:family="paragraph" style:parent-style-name="Standard">
      <style:text-properties fo:font-weight="bold" officeooo:rsid="0019f22b" officeooo:paragraph-rsid="0019f22b" style:font-weight-asian="bold" style:font-weight-complex="bold"/>
    </style:style>
    <style:style style:name="P5" style:family="paragraph" style:parent-style-name="Standard">
      <style:text-properties fo:font-weight="bold" officeooo:rsid="0019f22b" officeooo:paragraph-rsid="0019fc92" style:font-weight-asian="bold" style:font-weight-complex="bold"/>
    </style:style>
    <style:style style:name="P6" style:family="paragraph" style:parent-style-name="Standard">
      <style:text-properties fo:font-weight="bold" officeooo:rsid="0019fc92" officeooo:paragraph-rsid="0019fc92" style:font-weight-asian="bold" style:font-weight-complex="bold"/>
    </style:style>
    <style:style style:name="P7" style:family="paragraph" style:parent-style-name="Standard">
      <style:text-properties fo:font-weight="bold" officeooo:rsid="001ce60c" officeooo:paragraph-rsid="001ce60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tyle="normal" style:text-underline-style="solid" style:text-underline-width="auto" style:text-underline-color="font-color" fo:font-weight="bold" officeooo:rsid="001e0f5a" officeooo:paragraph-rsid="001e0f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font-style="normal" style:text-underline-style="none" officeooo:rsid="001e0f5a" officeooo:paragraph-rsid="001e0f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font-style="normal" style:text-underline-style="none" officeooo:rsid="001e0f5a" officeooo:paragraph-rsid="001e0f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1e0f5a" officeooo:paragraph-rsid="001e0f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text-properties fo:font-weight="bold" officeooo:rsid="001ce60c" officeooo:paragraph-rsid="001ce60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ce60c" officeooo:paragraph-rsid="001ce60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ce60c" officeooo:paragraph-rsid="001ce6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text-underline-style="none" officeooo:rsid="001e0f5a" officeooo:paragraph-rsid="001e0f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text-underline-style="none" officeooo:rsid="001e0f5a" officeooo:paragraph-rsid="001e0f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8103"/>
    </style:style>
    <style:style style:name="T3" style:family="text">
      <style:text-properties officeooo:rsid="00191a0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9fc92" style:font-weight-asian="normal" style:font-weight-complex="normal"/>
    </style:style>
    <style:style style:name="T6" style:family="text">
      <style:text-properties officeooo:rsid="001b8bbe"/>
    </style:style>
    <style:style style:name="T7" style:family="text">
      <style:text-properties officeooo:rsid="001e45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empresa esta condicionada per l’entorn:</text:p>
      <text:p text:style-name="P1"><text:span text:style-name="T1">Microentorns</text:span> (Tenen cert grau de desició)→ Puc escollir els Clients (per mitjà del preu, dret d’admisió), el Proveïdor (per qualitat, eficiencia, etc), el Producte Substitutiu, la Distribució i la Competencia (puc decidir com combatre-la)</text:p>
      <text:p text:style-name="P2">· Producte substitutius: Producte del mateix tipus pero difernt, pot ocasionar molta competencia.</text:p>
      <text:p text:style-name="P2">· Proveïdors→ <text:s/>+ prov. = + capacitat de negociació</text:p>
      <text:p text:style-name="P2">· Clients→ <text:s/>- clients = - capacitat de negociació / es pot diferenciar el producte al de la compatencia perque sigui mes atrectiu al de la competencia</text:p>
      <text:p text:style-name="P2">· Competencia→ es bona i necessaria(en justa mida) / cal determinar el n.º de competencia / poden entrar nous competidors<text:span text:style-name="T3">(per evitar que no entrin mes competidors es poden possar <text:s/>bareres tot i que no es legal i es te que disimular)</text:span> / <text:span text:style-name="T3">el creixement del sector es possitiu / la capacitat productiva es importat perque com mes produeixes a millor preu pots vendre</text:span></text:p>
      <text:p text:style-name="P2"/>
      <text:p text:style-name="P3"><text:span text:style-name="T1">Macroentorn</text:span> (No tenim cap tipus de desició)→ Factors medi hambientals, Lleis, Aspectes Socioculturals, <text:span text:style-name="T2">Tecnológics (no es pot controlar o endeviar el avanços tecnologics), Iinternacionals i <text:s/>Factors Económics (com una crisis)</text:span></text:p>
      <text:p text:style-name="P3"/>
      <text:p text:style-name="P3"/>
      <text:p text:style-name="P4"><text:span text:style-name="T6">ESTRUCTURA D’UNA </text:span>EMPRESA:</text:p>
      <text:p text:style-name="P4"><text:span text:style-name="T4">- Dep. Produció→ crear producte→ millor possible amb la qualitat / el cost és indifernt</text:span></text:p>
      <text:p text:style-name="P4"><text:span text:style-name="T4">- Dep. Vendes→ vendre→ venc la qualitat a un preu baix(competitiu)</text:span></text:p>
      <text:p text:style-name="P5"><text:span text:style-name="T4">- Dep. Finance</text:span><text:span text:style-name="T5">r</text:span><text:span text:style-name="T4">→ administrar els diners </text:span><text:span text:style-name="T5">i </text:span><text:span text:style-name="T4">aconseguir diners→ supervisar costos i preus</text:span></text:p>
      <text:p text:style-name="P6"><text:span text:style-name="T4">- Dep. Recursos Humans→ supervisar el compliment de les lleis / resoldre conflictes / contractar / acomiadar</text:span></text:p>
      <text:p text:style-name="P6"><text:span text:style-name="T4">- Dep. Administració→ presa de desicions→ planificar / organitzar / executar / portar el control</text:span></text:p>
      <text:p text:style-name="P6"><text:span text:style-name="T4"/></text:p>
      <text:p text:style-name="P6"><text:span text:style-name="T4"/></text:p>
      <text:p text:style-name="P7"><text:span text:style-name="T7">EXEMPLE_</text:span>DAFO: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3">Punt Fort</text:p>
          </table:table-cell>
          <table:table-cell table:style-name="Tabla1.A1" office:value-type="string">
            <text:p text:style-name="P13">Punt Feble</text:p>
          </table:table-cell>
        </table:table-row>
        <table:table-row table:style-name="Tabla1.2">
          <table:table-cell table:style-name="Tabla1.A1" office:value-type="string">
            <text:p text:style-name="P15"/>
            <text:p text:style-name="P15"/>
            <text:p text:style-name="P15"/>
            <text:p text:style-name="P15">Intern</text:p>
          </table:table-cell>
          <table:table-cell table:style-name="Tabla1.B2" office:value-type="string">
            <text:p text:style-name="P8">Fortaleza:</text:p>
            <text:p text:style-name="P9">Coneixament actualitzats</text:p>
            <text:p text:style-name="P9">Capacitat de treball i organització</text:p>
            <text:p text:style-name="P9">Preperat en gestió d’empresa</text:p>
          </table:table-cell>
          <table:table-cell table:style-name="Tabla1.C2" office:value-type="string">
            <text:p text:style-name="P11">Debilitat:</text:p>
            <text:p text:style-name="P16">Ser nou</text:p>
            <text:p text:style-name="P16">Necessitat financera</text:p>
          </table:table-cell>
        </table:table-row>
        <table:table-row table:style-name="Tabla1.3">
          <table:table-cell table:style-name="Tabla1.A1" office:value-type="string">
            <text:p text:style-name="P14"/>
            <text:p text:style-name="P14"/>
            <text:p text:style-name="P14"/>
            <text:p text:style-name="P14"/>
            <text:p text:style-name="P14">Extern</text:p>
          </table:table-cell>
          <table:table-cell table:style-name="Tabla1.B3" office:value-type="string">
            <text:p text:style-name="P8">Oportunitat:</text:p>
            <text:p text:style-name="P10">Poca competencia</text:p>
            <text:p text:style-name="P10">Demanda desatesa</text:p>
          </table:table-cell>
          <table:table-cell table:style-name="Tabla1.C3" office:value-type="string">
            <text:p text:style-name="P11">Amenaça:</text:p>
            <text:p text:style-name="P17">Increment dels interesos</text:p>
            <text:p text:style-name="P17">Disminució de les vendes</text:p>
          </table:table-cell>
        </table:table-row>
      </table:table>
      <text:p text:style-name="P7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officeooo:rsid="001ce60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2T19:20:29.644000000</meta:creation-date>
    <dc:date>2020-11-19T20:27:17.024000000</dc:date>
    <meta:editing-duration>P1DT11H44M21S</meta:editing-duration>
    <meta:editing-cycles>3</meta:editing-cycles>
    <meta:generator>LibreOffice/7.0.2.2$Windows_X86_64 LibreOffice_project/8349ace3c3162073abd90d81fd06dcfb6b36b994</meta:generator>
    <meta:document-statistic meta:table-count="1" meta:image-count="0" meta:object-count="0" meta:page-count="1" meta:paragraph-count="31" meta:word-count="293" meta:character-count="1909" meta:non-whitespace-character-count="1643"/>
  </office:meta>
</office:document-meta>
</file>